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25cm" fo:min-width="5.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2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-color="#ffffff"/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cm" svg:height="3.5cm" svg:x="32.4cm" svg:y="13.6cm">
          <text:p text:style-name="P1"><text:span text:style-name="T1">Extra Feature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" draw:id="id2" draw:layer="layout" svg:width="5.7cm" svg:height="3.5cm" svg:x="27.5cm" svg:y="19.5cm">
          <text:p text:style-name="P1"><text:span text:style-name="T2">Eyedropper Too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5.7cm" svg:height="3.5cm" svg:x="37.1cm" svg:y="19.5cm">
          <text:p text:style-name="P1"><text:span text:style-name="T2">Image Effect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" draw:id="id4" draw:layer="layout" svg:width="3cm" svg:height="2.1cm" svg:x="26.7cm" svg:y="25.6cm">
          <text:p text:style-name="P4"><text:span text:style-name="T3">Changing</text:span></text:p>
          <text:p text:style-name="P4"><text:span text:style-name="T3">Existing colour</text:span><text:span text:style-name="T3"><text:line-break/></text:span><text:span text:style-name="T3">display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5" draw:id="id5" draw:layer="layout" svg:width="3cm" svg:height="2.1cm" svg:x="30.8cm" svg:y="25.6cm">
          <text:p text:style-name="P4"><text:span text:style-name="T3">Overriding</text:span></text:p>
          <text:p text:style-name="P4"><text:span text:style-name="T3">current tool for</text:span><text:span text:style-name="T3"><text:line-break/></text:span><text:span text:style-name="T3">one click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6" draw:id="id6" draw:layer="layout" svg:width="3cm" svg:height="2.1cm" svg:x="36.4cm" svg:y="25.6cm">
          <text:p text:style-name="P4"><text:span text:style-name="T3">Defining</text:span></text:p>
          <text:p text:style-name="P4"><text:span text:style-name="T3">formula for</text:span><text:span text:style-name="T3"><text:line-break/></text:span><text:span text:style-name="T3">one pixel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7" draw:id="id7" draw:layer="layout" svg:width="3cm" svg:height="2.1cm" svg:x="40.5cm" svg:y="25.6cm">
          <text:p text:style-name="P4"><text:span text:style-name="T3">Applying</text:span><text:span text:style-name="T3"><text:line-break/></text:span><text:span text:style-name="T3">formula for</text:span><text:span text:style-name="T3"><text:line-break/></text:span><text:span text:style-name="T3">each pixel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35.25cm" svg:y1="17.1cm" svg:x2="30.35cm" svg:y2="19.5cm" draw:start-shape="id1" draw:start-glue-point="2" draw:end-shape="id2" draw:end-glue-point="0" svg:d="M35250 17100v1200h-4900v1200" svg:viewBox="0 0 4901 2401">
          <text:p/>
        </draw:connector>
        <draw:connector draw:style-name="gr3" draw:text-style-name="P6" draw:layer="layout" svg:x1="35.25cm" svg:y1="17.1cm" svg:x2="39.95cm" svg:y2="19.5cm" draw:start-shape="id1" draw:start-glue-point="2" draw:end-shape="id3" draw:end-glue-point="0" svg:d="M35250 17100v1200h4700v1200" svg:viewBox="0 0 4701 2401">
          <text:p/>
        </draw:connector>
        <draw:connector draw:style-name="gr3" draw:text-style-name="P6" draw:layer="layout" svg:x1="30.35cm" svg:y1="23cm" svg:x2="28.2cm" svg:y2="25.6cm" draw:start-shape="id2" draw:start-glue-point="2" draw:end-shape="id4" svg:d="M30350 23000v1300h-2150v1300" svg:viewBox="0 0 2151 2601">
          <text:p/>
        </draw:connector>
        <draw:connector draw:style-name="gr3" draw:text-style-name="P6" draw:layer="layout" svg:x1="30.35cm" svg:y1="23cm" svg:x2="32.3cm" svg:y2="25.6cm" draw:start-shape="id2" draw:start-glue-point="2" draw:end-shape="id5" svg:d="M30350 23000v1300h1950v1300" svg:viewBox="0 0 1951 2601">
          <text:p/>
        </draw:connector>
        <draw:connector draw:style-name="gr3" draw:text-style-name="P6" draw:layer="layout" svg:x1="39.95cm" svg:y1="23cm" svg:x2="37.9cm" svg:y2="25.6cm" draw:start-shape="id3" draw:start-glue-point="2" draw:end-shape="id6" draw:end-glue-point="0" svg:d="M39950 23000v1300h-2050v1300" svg:viewBox="0 0 2051 2601">
          <text:p/>
        </draw:connector>
        <draw:connector draw:style-name="gr3" draw:text-style-name="P6" draw:layer="layout" svg:x1="39.95cm" svg:y1="23cm" svg:x2="42cm" svg:y2="25.6cm" draw:start-shape="id3" draw:start-glue-point="2" draw:end-shape="id7" draw:end-glue-point="0" svg:d="M39950 23000v1300h2050v1300" svg:viewBox="0 0 2051 2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7T10:35:39.929000000</meta:creation-date>
    <dc:date>2019-12-17T11:00:44.203000000</dc:date>
    <meta:editing-duration>PT4M2S</meta:editing-duration>
    <meta:editing-cycles>2</meta:editing-cycles>
    <meta:generator>LibreOffice/6.1.6.3$Windows_X86_64 LibreOffice_project/5896ab1714085361c45cf540f76f60673dd96a72</meta:generator>
    <meta:document-statistic meta:object-count="13"/>
  </office:meta>
</office:document-meta>
</file>